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T1" style:family="text">
      <style:text-properties fo:font-size="26pt" style:font-size-asian="22.75pt" style:font-size-complex="26pt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ff33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Cmput 313 </text:p>
      <text:p text:style-name="Standard"/>
      <text:p text:style-name="P2">Assignment <text:span text:style-name="T3">1</text:span></text:p>
      <text:p text:style-name="P2"><text:span text:style-name="T1"/></text:p>
      <text:p text:style-name="P2"><text:span text:style-name="T1">by:</text:span></text:p>
      <text:p text:style-name="P3">Chase McCarty</text:p>
      <text:p text:style-name="P3">Eden Mar</text:p>
      <text:p text:style-name="P3"/>
      <text:p text:style-name="P3"/>
      <text:p text:style-name="P3"><text:span text:style-name="T1">Professor Janelle Harm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tab/>The simulation performed has been used to determine the impact that error-correction encoding has on the throughput of a communication channel. In our simulations, the value of K range from 0 to 5, for each value of e ranging from 0.001 to 0.009; all other variables remain constant. </text:p>
      <text:p text:style-name="P4"/>
      <text:p text:style-name="P4"><text:tab/>At a value of K=0, no error-correction encoding is used. As K increases, a larger number of check bits are required to transmit each frame, however, more bad bits can be tolerated before having to retransmit the frame. </text:p>
      <text:p text:style-name="P4"/>
      <text:p text:style-name="P4"><text:tab/>In our testing we found the optimal value of K to be to be K = <text:span text:style-name="T2">?? </text:span><text:span text:style-name="T3">at a value of e = </text:span><text:span text:style-name="T2">??</text:span><text:span text:style-name="T3">. As the Value of e increases, the optimal value for K </text:span><text:span text:style-name="T4">does something probably, but we dont know what that is yet. </text:span><text:span text:style-name="T3"><text:s/></text:span></text:p>
      <text:p text:style-name="P4"><text:span text:style-name="T3"/></text:p>
      <text:p text:style-name="P5"><text:span text:style-name="T3"/></text:p>
      <text:p text:style-name="P5"><text:span text:style-name="T3"/></text:p>
      <text:p text:style-name="P5"><text:span text:style-name="T3">----------------- <text:s/>Put a table here --------------------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e McCarty</meta:initial-creator>
    <meta:creation-date>2014-10-01T14:57:43</meta:creation-date>
    <dc:date>2014-10-01T16:25:40</dc:date>
    <dc:creator>Chase McCarty</dc:creator>
    <meta:editing-duration>PT1H13M5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10" meta:word-count="150" meta:character-count="835" meta:non-whitespace-character-count="685"/>
  </office:meta>
</office:document-meta>
</file>